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16cf433e" officeooo:paragraph-rsid="2633be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6cf433e" officeooo:paragraph-rsid="2624a94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6cf433e" officeooo:paragraph-rsid="25fb49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62929d2" officeooo:paragraph-rsid="262dee0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" style:family="paragraph" style:parent-style-name="Standard" style:list-style-name="L1">
      <style:text-properties fo:color="#333333" officeooo:paragraph-rsid="25fb492b"/>
    </style:style>
    <style:style style:name="P6" style:family="paragraph" style:parent-style-name="Standard" style:list-style-name="L1">
      <style:text-properties fo:color="#333333" style:font-name="標楷體" fo:font-size="17pt" style:text-underline-style="none" fo:font-weight="bold" officeooo:rsid="16cf433e" officeooo:paragraph-rsid="25fb49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style:text-underline-style="none" fo:font-weight="bold" officeooo:rsid="17799717" officeooo:paragraph-rsid="25fb49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style:text-underline-style="none" fo:font-weight="bold" officeooo:rsid="17799717" officeooo:paragraph-rsid="2616ce8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style:text-underline-style="none" fo:font-weight="bold" officeooo:rsid="17799717" officeooo:paragraph-rsid="2617ac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style:text-underline-style="none" fo:font-weight="bold" officeooo:rsid="17799717" officeooo:paragraph-rsid="2619a1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style:text-underline-style="none" fo:font-weight="bold" officeooo:rsid="17c316dc" officeooo:paragraph-rsid="25fb49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style:text-underline-style="none" fo:font-weight="bold" officeooo:rsid="17dad828" officeooo:paragraph-rsid="25fb49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style:text-underline-style="none" fo:font-weight="bold" officeooo:rsid="17dad828" officeooo:paragraph-rsid="25fc8b9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style:text-underline-style="none" fo:font-weight="bold" officeooo:rsid="17dad828" officeooo:paragraph-rsid="25fd95f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style:text-underline-style="none" fo:font-weight="bold" officeooo:rsid="17dad828" officeooo:paragraph-rsid="261269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style:text-underline-style="none" fo:font-weight="bold" officeooo:rsid="17dad828" officeooo:paragraph-rsid="260fe2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style:text-underline-style="none" fo:font-weight="bold" officeooo:rsid="2643a362" officeooo:paragraph-rsid="2643a3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style:text-underline-style="none" fo:font-weight="bold" officeooo:rsid="2643a362" officeooo:paragraph-rsid="264df3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style:text-underline-style="none" fo:font-weight="bold" officeooo:rsid="2643a362" officeooo:paragraph-rsid="264f6d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style:text-underline-style="none" fo:font-weight="bold" officeooo:rsid="2643a362" officeooo:paragraph-rsid="2671322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style:text-underline-style="none" fo:font-weight="bold" officeooo:rsid="2643a362" officeooo:paragraph-rsid="2679b2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style:text-underline-style="none" fo:font-weight="bold" officeooo:rsid="2643a362" officeooo:paragraph-rsid="267b54d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style:text-underline-style="none" fo:font-weight="bold" officeooo:rsid="264ba741" officeooo:paragraph-rsid="264f6d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style:text-underline-style="none" fo:font-weight="bold" officeooo:rsid="261eaff5" officeooo:paragraph-rsid="261eaff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" style:family="paragraph" style:parent-style-name="Standard" style:list-style-name="L1">
      <style:text-properties fo:color="#1c1c1c" style:font-name="標楷體" fo:font-size="17pt" style:text-underline-style="none" fo:font-weight="bold" officeooo:rsid="16cf433e" officeooo:paragraph-rsid="25fb49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" style:family="paragraph" style:parent-style-name="Standard" style:list-style-name="L1">
      <style:text-properties style:use-window-font-color="true" style:font-name="標楷體" fo:font-size="17pt" style:text-underline-style="none" fo:font-weight="bold" officeooo:rsid="16cf433e" officeooo:paragraph-rsid="25fb49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officeooo:rsid="17739f1a"/>
    </style:style>
    <style:style style:name="T3" style:family="text">
      <style:text-properties fo:color="#050505" style:font-name="標楷體"/>
    </style:style>
    <style:style style:name="T4" style:family="text">
      <style:text-properties style:font-name="Liberation Serif" fo:font-size="17pt" style:text-underline-style="none" fo:font-weight="bold" officeooo:rsid="26242b6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5" style:family="text">
      <style:text-properties style:font-name="Liberation Serif" style:text-underline-style="solid" style:text-underline-width="auto" style:text-underline-color="font-color" officeooo:rsid="22455410"/>
    </style:style>
    <style:style style:name="T6" style:family="text">
      <style:text-properties style:font-name="Liberation Serif" style:text-underline-style="solid" style:text-underline-width="auto" style:text-underline-color="font-color" officeooo:rsid="193a756a"/>
    </style:style>
    <style:style style:name="T7" style:family="text">
      <style:text-properties style:font-name="Liberation Serif" officeooo:rsid="22455410"/>
    </style:style>
    <style:style style:name="T8" style:family="text">
      <style:text-properties style:font-name="Liberation Serif" officeooo:rsid="193a756a"/>
    </style:style>
    <style:style style:name="T9" style:family="text">
      <style:text-properties officeooo:rsid="17788fa8"/>
    </style:style>
    <style:style style:name="T10" style:family="text">
      <style:text-properties fo:color="#111111" officeooo:rsid="17788fa8"/>
    </style:style>
    <style:style style:name="T11" style:family="text">
      <style:text-properties officeooo:rsid="16cf433e"/>
    </style:style>
    <style:style style:name="T12" style:family="text">
      <style:text-properties officeooo:rsid="1799d5a5"/>
    </style:style>
    <style:style style:name="T13" style:family="text">
      <style:text-properties fo:color="#010101"/>
    </style:style>
    <style:style style:name="T14" style:family="text">
      <style:text-properties fo:color="#010101" officeooo:rsid="16cf433e"/>
    </style:style>
    <style:style style:name="T15" style:family="text">
      <style:text-properties fo:color="#010101" officeooo:rsid="17a1bbde"/>
    </style:style>
    <style:style style:name="T16" style:family="text">
      <style:text-properties fo:color="#010101" officeooo:rsid="17a4ec59"/>
    </style:style>
    <style:style style:name="T17" style:family="text">
      <style:text-properties fo:color="#010101" style:font-name="標楷體" officeooo:rsid="26262feb" style:font-name-asian="標楷體"/>
    </style:style>
    <style:style style:name="T18" style:family="text">
      <style:text-properties fo:color="#010101" style:font-name="標楷體" officeooo:rsid="2633be38" style:font-name-asian="標楷體"/>
    </style:style>
    <style:style style:name="T19" style:family="text">
      <style:text-properties fo:color="#010101" style:font-name="標楷體" fo:font-size="17pt" style:text-underline-style="none" fo:font-weight="bold" officeooo:rsid="26242b6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20" style:family="text">
      <style:text-properties fo:color="#010101" style:font-name="標楷體" officeooo:rsid="26242b65"/>
    </style:style>
    <style:style style:name="T21" style:family="text">
      <style:text-properties officeooo:rsid="17799717"/>
    </style:style>
    <style:style style:name="T22" style:family="text">
      <style:text-properties officeooo:rsid="17c5f577"/>
    </style:style>
    <style:style style:name="T23" style:family="text">
      <style:text-properties officeooo:rsid="17e2d300"/>
    </style:style>
    <style:style style:name="T24" style:family="text">
      <style:text-properties officeooo:rsid="17e4a911"/>
    </style:style>
    <style:style style:name="T25" style:family="text">
      <style:text-properties officeooo:rsid="17ec8e8a"/>
    </style:style>
    <style:style style:name="T26" style:family="text">
      <style:text-properties officeooo:rsid="25fd95fa"/>
    </style:style>
    <style:style style:name="T27" style:family="text">
      <style:text-properties officeooo:rsid="260859c4"/>
    </style:style>
    <style:style style:name="T28" style:family="text">
      <style:text-properties officeooo:rsid="26094926"/>
    </style:style>
    <style:style style:name="T29" style:family="text">
      <style:text-properties officeooo:rsid="260dca8b"/>
    </style:style>
    <style:style style:name="T30" style:family="text">
      <style:text-properties officeooo:rsid="260e9c10"/>
    </style:style>
    <style:style style:name="T31" style:family="text">
      <style:text-properties officeooo:rsid="2610f81c"/>
    </style:style>
    <style:style style:name="T32" style:family="text">
      <style:text-properties officeooo:rsid="17dad828"/>
    </style:style>
    <style:style style:name="T33" style:family="text">
      <style:text-properties style:font-name="標楷體"/>
    </style:style>
    <style:style style:name="T34" style:family="text">
      <style:text-properties style:font-name="標楷體" style:font-name-asian="標楷體"/>
    </style:style>
    <style:style style:name="T35" style:family="text">
      <style:text-properties style:font-name="標楷體" officeooo:rsid="26242b65" style:font-name-asian="標楷體"/>
    </style:style>
    <style:style style:name="T36" style:family="text">
      <style:text-properties style:font-name="標楷體" officeooo:rsid="2625e7c6" style:font-name-asian="標楷體"/>
    </style:style>
    <style:style style:name="T37" style:family="text">
      <style:text-properties style:font-name="標楷體" officeooo:rsid="262fb6f6" style:font-name-asian="標楷體"/>
    </style:style>
    <style:style style:name="T38" style:family="text">
      <style:text-properties style:font-name="標楷體" officeooo:rsid="26242b65"/>
    </style:style>
    <style:style style:name="T39" style:family="text">
      <style:text-properties style:font-name="標楷體" fo:font-size="17pt" style:text-underline-style="none" fo:font-weight="bold" officeooo:rsid="16cf433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40" style:family="text">
      <style:text-properties style:font-name="標楷體" fo:font-size="17pt" style:text-underline-style="none" fo:font-weight="bold" officeooo:rsid="26242b6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41" style:family="text">
      <style:text-properties style:font-name="標楷體" fo:font-size="17pt" style:text-underline-style="none" fo:font-weight="bold" officeooo:rsid="2625e7c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42" style:family="text">
      <style:text-properties style:font-name="標楷體" fo:font-size="17pt" style:text-underline-style="none" fo:font-weight="bold" officeooo:rsid="26262f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43" style:family="text">
      <style:text-properties style:font-name="標楷體" fo:font-size="17pt" style:text-underline-style="none" fo:font-weight="bold" officeooo:rsid="2627e76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44" style:family="text">
      <style:text-properties style:font-name="標楷體" officeooo:rsid="2624a946"/>
    </style:style>
    <style:style style:name="T45" style:family="text">
      <style:text-properties style:font-name="標楷體" officeooo:rsid="2625e7c6"/>
    </style:style>
    <style:style style:name="T46" style:family="text">
      <style:text-properties style:font-name="標楷體" officeooo:rsid="262b6c39"/>
    </style:style>
    <style:style style:name="T47" style:family="text">
      <style:text-properties style:font-name="標楷體" officeooo:rsid="262d5af6"/>
    </style:style>
    <style:style style:name="T48" style:family="text">
      <style:text-properties officeooo:rsid="262fb6f6"/>
    </style:style>
    <style:style style:name="T49" style:family="text">
      <style:text-properties officeooo:rsid="264ba741"/>
    </style:style>
    <style:style style:name="T50" style:family="text">
      <style:text-properties fo:color="#333333"/>
    </style:style>
    <style:style style:name="T51" style:family="text">
      <style:text-properties officeooo:rsid="265af289"/>
    </style:style>
    <style:style style:name="T52" style:family="text">
      <style:text-properties officeooo:rsid="2693c1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58759683" text:style-name="L1">
        <text:list-item>
          <text:p text:style-name="P1"><text:bookmark-start text:name="世界"/>世界<text:bookmark-end text:name="世界"/><text:span text:style-name="T13">（實際上，世界 是</text:span><text:span text:style-name="T17">&lt;?[A]a?[B]b?[C]c…?</text:span><text:span text:style-name="T18">[]</text:span><text:span text:style-name="T17">&gt;個體。世界、宗量層級 極端 交錯、交互作用。</text:span><text:span text:style-name="T13">）</text:span></text:p>
          <text:list>
            <text:list-item>
              <text:p text:style-name="P5"><text:span text:style-name="T39">第</text:span><text:span text:style-name="T41">A</text:span><text:span text:style-name="T40">層</text:span><text:span text:style-name="T4">級世界的</text:span><text:span text:style-name="T40">個體 是 </text:span><text:span text:style-name="T42">&lt;</text:span><text:span text:style-name="T40">?</text:span><text:span text:style-name="T43">[</text:span><text:span text:style-name="T41">A</text:span><text:span text:style-name="T40">]</text:span><text:span text:style-name="T42">&gt;</text:span><text:span text:style-name="T40">個體。</text:span><text:span text:style-name="T19">（本書 不打算 詳述，避免 讀者產生 極端恐慌現象。）</text:span></text:p>
            </text:list-item>
            <text:list-item>
              <text:p text:style-name="P2"><text:span text:style-name="T35">第</text:span><text:span text:style-name="T36">A</text:span><text:span text:style-name="T35">層</text:span><text:span text:style-name="T38">級世界的 &lt;?b&gt;個體 是 &lt;?[</text:span><text:span text:style-name="T45">A</text:span><text:span text:style-name="T38">]b&gt;個體。</text:span><text:span text:style-name="T20">（有興趣的 專家讀者（以上）自行 研究。）</text:span></text:p>
              <text:list>
                <text:list-item>
                  <text:p text:style-name="P2"><text:span text:style-name="T35">第</text:span><text:span text:style-name="T36">A</text:span><text:span text:style-name="T35">層</text:span><text:span text:style-name="T38">級世界的 &lt;?</text:span><text:span text:style-name="T44">a</text:span><text:span text:style-name="T38">&gt;個體 是 &lt;?[</text:span><text:span text:style-name="T45">A</text:span><text:span text:style-name="T38">]</text:span><text:span text:style-name="T44">a</text:span><text:span text:style-name="T38">&gt;個體。</text:span><text:span text:style-name="T20">（在 本世界個體 崩塌、自滅、死亡 前。）</text:span></text:p>
                </text:list-item>
              </text:list>
            </text:list-item>
            <text:list-item>
              <text:p text:style-name="P4"><text:span text:style-name="T33">&lt;?[]&gt;個體 蘊含 &lt;?</text:span><text:span text:style-name="T46">n&gt;個體、&lt;_?3_&gt;個體、&lt;?</text:span><text:span text:style-name="T47">2&gt;個體</text:span><text:span text:style-name="T33">。</text:span><text:span text:style-name="T3">（&lt;?[]&gt;個體 蘊含 地球文明）</text:span></text:p>
              <text:list>
                <text:list-item>
                  <text:p text:style-name="P3"><text:span text:style-name="T34">&lt;?</text:span><text:span text:style-name="T37">[]&gt;個</text:span><text:span text:style-name="T48">體 是 虛無個體、本世界個體、本世界層級個體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9:57:02.130000000</dc:date>
    <meta:editing-duration>P13DT16H16M25S</meta:editing-duration>
    <meta:editing-cycles>8953</meta:editing-cycles>
    <meta:document-statistic meta:table-count="0" meta:image-count="0" meta:object-count="0" meta:page-count="1" meta:paragraph-count="6" meta:word-count="193" meta:character-count="291" meta:non-whitespace-character-count="265"/>
  </office:meta>
</office:document-meta>
</file>